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" style:family="graphic" style:parent-style-name="standard">
      <style:graphic-properties draw:fill-color="#eeeee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objectwithoutfill">
      <style:graphic-properties draw:marker-end="Arrow" draw:fill="none" draw:textarea-horizontal-align="center" draw:textarea-vertical-align="middle"/>
    </style:style>
    <style:style style:name="gr5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dash" draw:stroke-dash="Ultrafine_20_Dotted_20__28_var_29_" svg:stroke-color="#000000" draw:fill="solid" draw:fill-color="#ffffff" draw:auto-grow-height="true" draw:auto-grow-width="true" fo:max-height="0cm" fo:min-height="0cm"/>
    </style:style>
    <style:style style:name="gr8" style:family="graphic" style:parent-style-name="standard">
      <style:graphic-properties draw:fill-color="#e6e6ff" draw:textarea-horizontal-align="center" draw:textarea-vertical-align="middle"/>
    </style:style>
    <style:style style:name="gr9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objectwithoutfill">
      <style:graphic-properties draw:stroke="dash" draw:stroke-dash="Ultrafine_20_Dashed" svg:stroke-width="0.035cm" svg:stroke-color="#ff0000" draw:marker-start-width="0.352cm" draw:marker-end-width="0.352cm" draw:fill="solid" draw:fill-color="#ffffff" draw:textarea-horizontal-align="center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232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color="#ff0000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svg:x1="20.848cm" svg:y1="17.124cm" svg:x2="7.773cm" svg:y2="13.999cm" draw:start-shape="id1" draw:start-glue-point="0" draw:end-shape="id2" draw:end-glue-point="1" svg:d="M20848 17124v-3125h-13075" svg:viewBox="0 0 13076 3126">
          <text:p/>
        </draw:connector>
        <draw:rect draw:style-name="gr2" draw:text-style-name="P1" xml:id="id3" draw:id="id3" draw:layer="layout" svg:width="6.5cm" svg:height="1cm" svg:x="6.059cm" svg:y="1.5cm">
          <text:p text:style-name="P1">Application <text:span text:style-name="T1">(root class)</text:span></text:p>
        </draw:rect>
        <draw:rect draw:style-name="gr3" draw:text-style-name="P1" xml:id="id4" draw:id="id4" draw:layer="layout" svg:width="6.5cm" svg:height="1cm" svg:x="6.059cm" svg:y="4.371cm">
          <text:p text:style-name="P1">Database</text:p>
        </draw:rect>
        <draw:connector draw:style-name="gr4" draw:text-style-name="P1" draw:layer="layout" draw:type="line" svg:x1="9.309cm" svg:y1="2.5cm" svg:x2="9.309cm" svg:y2="4.371cm" draw:start-shape="id3" draw:start-glue-point="2" draw:end-shape="id4" draw:end-glue-point="0" svg:d="M9309 2500v1871" svg:viewBox="0 0 1 1872">
          <text:p/>
        </draw:connector>
        <draw:custom-shape draw:style-name="gr5" draw:text-style-name="P2" xml:id="id5" draw:id="id5" draw:layer="layout" svg:width="3.454cm" svg:height="1.984cm" svg:x="16.735cm" svg:y="3.201cm">
          <text:p text:style-name="P1"><text:span text:style-name="T2">.odb</text:span></text:p>
          <text:p text:style-name="P1"><text:span text:style-name="T2">Docu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layout" svg:x1="12.559cm" svg:y1="2cm" svg:x2="18.462cm" svg:y2="3.201cm" draw:start-shape="id3" draw:start-glue-point="1" draw:end-shape="id5" draw:end-glue-point="5" svg:d="M12559 2000h5903v1201" svg:viewBox="0 0 5904 1202">
          <text:p/>
        </draw:connector>
        <draw:connector draw:style-name="gr6" draw:text-style-name="P1" draw:layer="layout" svg:x1="16.735cm" svg:y1="4.193cm" svg:x2="12.559cm" svg:y2="4.871cm" draw:start-shape="id5" draw:start-glue-point="6" draw:end-shape="id4" draw:end-glue-point="1" svg:d="M16735 4193h-2088v678h-2088" svg:viewBox="0 0 4177 679">
          <text:p/>
        </draw:connector>
        <draw:frame draw:style-name="gr7" draw:text-style-name="P3" draw:layer="layout" svg:width="4.232cm" svg:height="0.692cm" svg:x="13.258cm" svg:y="2.011cm">
          <draw:text-box>
            <text:p><text:span text:style-name="T3">.OpenConnection (...)</text:span></text:p>
          </draw:text-box>
        </draw:frame>
        <draw:frame draw:style-name="gr7" draw:text-style-name="P3" draw:layer="layout" svg:width="2.78cm" svg:height="0.692cm" svg:x="9.312cm" svg:y="2.988cm">
          <draw:text-box>
            <text:p><text:span text:style-name="T3">.CurrentDb ()</text:span></text:p>
          </draw:text-box>
        </draw:frame>
        <draw:rect draw:style-name="gr3" draw:text-style-name="P1" xml:id="id6" draw:id="id6" draw:layer="layout" svg:width="6.5cm" svg:height="1cm" svg:x="6.062cm" svg:y="7.175cm">
          <text:p text:style-name="P1">TableDef</text:p>
        </draw:rect>
        <draw:rect draw:style-name="gr3" draw:text-style-name="P1" xml:id="id7" draw:id="id7" draw:layer="layout" svg:width="6.5cm" svg:height="1cm" svg:x="12.994cm" svg:y="7.176cm">
          <text:p text:style-name="P1">QueryDef</text:p>
        </draw:rect>
        <draw:connector draw:style-name="gr1" draw:text-style-name="P1" draw:layer="layout" draw:type="line" svg:x1="9.309cm" svg:y1="5.371cm" svg:x2="9.312cm" svg:y2="7.175cm" draw:start-shape="id4" draw:start-glue-point="2" draw:end-shape="id6" draw:end-glue-point="0" svg:d="M9309 5371l3 1804" svg:viewBox="0 0 4 1805">
          <text:p/>
        </draw:connector>
        <draw:connector draw:style-name="gr1" draw:text-style-name="P1" draw:layer="layout" svg:x1="9.309cm" svg:y1="5.371cm" svg:x2="16.244cm" svg:y2="7.176cm" draw:start-shape="id4" draw:start-glue-point="2" draw:end-shape="id7" draw:end-glue-point="0" svg:d="M9309 5371v903h6935v902" svg:viewBox="0 0 6936 1806">
          <text:p/>
        </draw:connector>
        <draw:connector draw:style-name="gr1" draw:text-style-name="P1" draw:layer="layout" draw:line-skew="-0.704cm" svg:x1="9.309cm" svg:y1="5.371cm" svg:x2="23.553cm" svg:y2="9.053cm" draw:start-shape="id4" draw:start-glue-point="2" draw:end-shape="id8" svg:d="M9309 5371v1137h14244v2545" svg:viewBox="0 0 14245 3683">
          <text:p/>
        </draw:connector>
        <draw:frame draw:style-name="gr7" draw:text-style-name="P3" draw:layer="layout" svg:width="3.05cm" svg:height="0.692cm" svg:x="9.312cm" svg:y="5.531cm">
          <draw:text-box>
            <text:p><text:span text:style-name="T3">.TableDefs (...)</text:span></text:p>
          </draw:text-box>
        </draw:frame>
        <draw:frame draw:style-name="gr7" draw:text-style-name="P3" draw:layer="layout" svg:width="3.177cm" svg:height="0.692cm" svg:x="12.917cm" svg:y="5.59cm">
          <draw:text-box>
            <text:p><text:span text:style-name="T3">.QueryDefs (...)</text:span></text:p>
          </draw:text-box>
        </draw:frame>
        <draw:rect draw:style-name="gr3" draw:text-style-name="P1" xml:id="id9" draw:id="id9" draw:layer="layout" svg:width="6.5cm" svg:height="1cm" svg:x="12.994cm" svg:y="10.988cm">
          <text:p text:style-name="P1">Field</text:p>
        </draw:rect>
        <draw:connector draw:style-name="gr1" draw:text-style-name="P1" draw:layer="layout" svg:x1="9.312cm" svg:y1="8.175cm" svg:x2="12.994cm" svg:y2="11.488cm" draw:start-shape="id6" draw:start-glue-point="2" draw:end-shape="id9" draw:end-glue-point="3" svg:d="M9312 8175v3313h3682" svg:viewBox="0 0 3683 3314">
          <text:p/>
        </draw:connector>
        <draw:connector draw:style-name="gr1" draw:text-style-name="P1" draw:layer="layout" svg:x1="16.244cm" svg:y1="8.176cm" svg:x2="16.244cm" svg:y2="10.988cm" draw:start-shape="id7" draw:start-glue-point="2" draw:end-shape="id9" svg:d="M16244 8176v2812" svg:viewBox="0 0 1 2813">
          <text:p/>
        </draw:connector>
        <draw:connector draw:style-name="gr1" draw:text-style-name="P1" draw:layer="layout" svg:x1="23.553cm" svg:y1="10.053cm" svg:x2="19.494cm" svg:y2="11.488cm" draw:start-shape="id8" draw:start-glue-point="2" draw:end-shape="id9" draw:end-glue-point="1" svg:d="M23553 10053v1435h-4059" svg:viewBox="0 0 4060 1436">
          <text:p/>
        </draw:connector>
        <draw:frame draw:style-name="gr7" draw:text-style-name="P3" draw:layer="layout" svg:width="2.348cm" svg:height="0.692cm" svg:x="16.244cm" svg:y="9.833cm">
          <draw:text-box>
            <text:p><text:span text:style-name="T3">.Fields (...)</text:span></text:p>
          </draw:text-box>
        </draw:frame>
        <draw:rect draw:style-name="gr8" draw:text-style-name="P1" xml:id="id10" draw:id="id10" draw:layer="layout" svg:width="6.5cm" svg:height="1cm" svg:x="1.273cm" svg:y="13.499cm">
          <text:p text:style-name="P1">Form</text:p>
        </draw:rect>
        <draw:connector draw:style-name="gr1" draw:text-style-name="P1" draw:layer="layout" svg:x1="6.059cm" svg:y1="2cm" svg:x2="4.523cm" svg:y2="13.499cm" draw:start-shape="id3" draw:start-glue-point="3" draw:end-shape="id10" svg:d="M6059 2000h-1536v11499" svg:viewBox="0 0 1537 11500">
          <text:p/>
        </draw:connector>
        <draw:frame draw:style-name="gr7" draw:text-style-name="P3" draw:layer="layout" svg:width="3.067cm" svg:height="0.692cm" svg:x="1.461cm" svg:y="12.211cm">
          <draw:text-box>
            <text:p><text:span text:style-name="T3">.[All]Forms (...)</text:span></text:p>
          </draw:text-box>
        </draw:frame>
        <draw:frame draw:style-name="gr7" draw:text-style-name="P3" draw:layer="layout" svg:width="2.348cm" svg:height="0.692cm" svg:x="20.789cm" svg:y="10.826cm">
          <draw:text-box>
            <text:p><text:span text:style-name="T3">.Fields (...)</text:span></text:p>
          </draw:text-box>
        </draw:frame>
        <draw:frame draw:style-name="gr7" draw:text-style-name="P3" draw:layer="layout" svg:width="2.348cm" svg:height="0.692cm" svg:x="9.312cm" svg:y="10.44cm">
          <draw:text-box>
            <text:p><text:span text:style-name="T3">.Fields (...)</text:span></text:p>
          </draw:text-box>
        </draw:frame>
        <draw:rect draw:style-name="gr8" draw:text-style-name="P1" xml:id="id12" draw:id="id12" draw:layer="layout" svg:width="6.5cm" svg:height="1cm" svg:x="5.174cm" svg:y="16.065cm">
          <text:p text:style-name="P1">Control</text:p>
        </draw:rect>
        <draw:rect draw:style-name="gr8" draw:text-style-name="P1" xml:id="id2" draw:id="id2" draw:layer="layout" svg:width="6.5cm" svg:height="1cm" svg:x="1.273cm" svg:y="13.499cm">
          <text:p text:style-name="P1">Form</text:p>
        </draw:rect>
        <draw:rect draw:style-name="gr8" draw:text-style-name="P1" xml:id="id11" draw:id="id11" draw:layer="layout" svg:width="6.5cm" svg:height="1cm" svg:x="9.079cm" svg:y="13.499cm">
          <text:p text:style-name="P1">Dialog</text:p>
        </draw:rect>
        <draw:connector draw:style-name="gr1" draw:text-style-name="P1" draw:layer="layout" draw:line-skew="-0.292cm 4.25cm" svg:x1="6.059cm" svg:y1="2cm" svg:x2="12.329cm" svg:y2="13.499cm" draw:start-shape="id3" draw:start-glue-point="3" draw:end-shape="id11" draw:end-glue-point="0" svg:d="M6059 2000h-793v10250h7063v1249" svg:viewBox="0 0 7064 11500">
          <text:p/>
        </draw:connector>
        <draw:frame draw:style-name="gr7" draw:text-style-name="P3" draw:layer="layout" svg:width="3.038cm" svg:height="0.692cm" svg:x="5.55cm" svg:y="12.26cm">
          <draw:text-box>
            <text:p><text:span text:style-name="T3">.AllDialogs (...)</text:span></text:p>
          </draw:text-box>
        </draw:frame>
        <draw:connector draw:style-name="gr1" draw:text-style-name="P1" draw:layer="layout" svg:x1="4.523cm" svg:y1="14.499cm" svg:x2="5.174cm" svg:y2="16.565cm" draw:start-shape="id2" draw:start-glue-point="2" draw:end-shape="id12" draw:end-glue-point="3" svg:d="M4523 14499v2066h651" svg:viewBox="0 0 652 2067">
          <text:p/>
        </draw:connector>
        <draw:connector draw:style-name="gr1" draw:text-style-name="P1" draw:layer="layout" svg:x1="12.329cm" svg:y1="14.499cm" svg:x2="11.674cm" svg:y2="16.565cm" draw:start-shape="id11" draw:start-glue-point="2" draw:end-shape="id12" draw:end-glue-point="1" svg:d="M12329 14499v2066h-655" svg:viewBox="0 0 656 2067">
          <text:p/>
        </draw:connector>
        <draw:frame draw:style-name="gr7" draw:text-style-name="P3" draw:layer="layout" svg:width="2.763cm" svg:height="0.692cm" svg:x="4.532cm" svg:y="15.136cm">
          <draw:text-box>
            <text:p><text:span text:style-name="T3">.Controls (...)</text:span></text:p>
          </draw:text-box>
        </draw:frame>
        <draw:frame draw:style-name="gr7" draw:text-style-name="P3" draw:layer="layout" svg:width="2.763cm" svg:height="0.692cm" svg:x="9.562cm" svg:y="15.136cm">
          <draw:text-box>
            <text:p><text:span text:style-name="T3">.Controls (...)</text:span></text:p>
          </draw:text-box>
        </draw:frame>
        <draw:connector draw:style-name="gr1" draw:text-style-name="P1" draw:layer="layout" svg:x1="1.273cm" svg:y1="13.999cm" svg:x2="6.059cm" svg:y2="4.871cm" draw:start-shape="id2" draw:start-glue-point="3" draw:end-shape="id4" draw:end-glue-point="3" svg:d="M1273 13999h-501v-9128h5287" svg:viewBox="0 0 5288 9129">
          <text:p/>
        </draw:connector>
        <draw:frame draw:style-name="gr7" draw:text-style-name="P3" draw:layer="layout" svg:width="2.78cm" svg:height="0.692cm" svg:x="0.806cm" svg:y="5.779cm">
          <draw:text-box>
            <text:p><text:span text:style-name="T3">.CurrentDb ()</text:span></text:p>
          </draw:text-box>
        </draw:frame>
        <draw:rect draw:style-name="gr8" draw:text-style-name="P1" xml:id="id13" draw:id="id13" draw:layer="layout" svg:width="6.5cm" svg:height="1cm" svg:x="5.121cm" svg:y="19.005cm">
          <text:p text:style-name="P1">SubForm</text:p>
        </draw:rect>
        <draw:connector draw:style-name="gr9" draw:text-style-name="P1" draw:layer="layout" draw:type="line" svg:x1="8.424cm" svg:y1="17.065cm" svg:x2="8.371cm" svg:y2="19.005cm" draw:start-shape="id12" draw:start-glue-point="2" draw:end-shape="id13" draw:end-glue-point="0" svg:d="M8424 17065l-53 1940" svg:viewBox="0 0 54 1941">
          <text:p/>
        </draw:connector>
        <draw:frame draw:style-name="gr7" draw:text-style-name="P3" draw:layer="layout" svg:width="1.785cm" svg:height="0.692cm" svg:x="8.419cm" svg:y="17.535cm">
          <draw:text-box>
            <text:p><text:span text:style-name="T3">.Form()</text:span></text:p>
          </draw:text-box>
        </draw:frame>
        <draw:rect draw:style-name="gr8" draw:text-style-name="P1" xml:id="id1" draw:id="id1" draw:layer="layout" svg:width="6.5cm" svg:height="1cm" svg:x="17.598cm" svg:y="17.124cm">
          <text:p text:style-name="P1">Event</text:p>
        </draw:rect>
        <draw:connector draw:style-name="gr1" draw:text-style-name="P1" draw:layer="layout" svg:x1="9.309cm" svg:y1="1.5cm" svg:x2="24.098cm" svg:y2="17.624cm" draw:start-shape="id3" draw:start-glue-point="0" draw:end-shape="id1" draw:end-glue-point="1" svg:d="M9309 1500v-501h15290v16625h-501" svg:viewBox="0 0 15291 16626">
          <text:p/>
        </draw:connector>
        <draw:frame draw:style-name="gr7" draw:text-style-name="P3" draw:layer="layout" svg:width="2.5cm" svg:height="0.692cm" svg:x="24.629cm" svg:y="15.298cm">
          <draw:text-box>
            <text:p><text:span text:style-name="T3">.Events (...)</text:span></text:p>
          </draw:text-box>
        </draw:frame>
        <draw:connector draw:style-name="gr1" draw:text-style-name="P1" draw:layer="layout" svg:x1="20.848cm" svg:y1="17.124cm" svg:x2="15.579cm" svg:y2="13.999cm" draw:start-shape="id1" draw:start-glue-point="0" draw:end-shape="id11" draw:end-glue-point="1" svg:d="M20848 17124v-3125h-5269" svg:viewBox="0 0 5270 3126">
          <text:p/>
        </draw:connector>
        <draw:connector draw:style-name="gr1" draw:text-style-name="P1" draw:layer="layout" svg:x1="17.598cm" svg:y1="17.624cm" svg:x2="11.674cm" svg:y2="16.565cm" draw:start-shape="id1" draw:start-glue-point="3" draw:end-shape="id12" svg:d="M17598 17624h-2962v-1059h-2962" svg:viewBox="0 0 5925 1060">
          <text:p/>
        </draw:connector>
        <draw:connector draw:style-name="gr1" draw:text-style-name="P1" draw:layer="layout" svg:x1="20.848cm" svg:y1="18.124cm" svg:x2="11.621cm" svg:y2="19.505cm" draw:start-shape="id1" draw:start-glue-point="2" draw:end-shape="id13" svg:d="M20848 18124v1381h-9227" svg:viewBox="0 0 9228 1382">
          <text:p/>
        </draw:connector>
        <draw:frame draw:style-name="gr7" draw:text-style-name="P3" draw:layer="layout" svg:width="2.547cm" svg:height="0.692cm" svg:x="17.945cm" svg:y="13.307cm">
          <draw:text-box>
            <text:p><text:span text:style-name="T3">.Source (...)</text:span></text:p>
          </draw:text-box>
        </draw:frame>
        <draw:frame draw:style-name="gr7" draw:text-style-name="P3" draw:layer="layout" svg:width="2.547cm" svg:height="0.692cm" svg:x="14.654cm" svg:y="16.932cm">
          <draw:text-box>
            <text:p><text:span text:style-name="T3">.Source (...)</text:span></text:p>
          </draw:text-box>
        </draw:frame>
        <draw:frame draw:style-name="gr7" draw:text-style-name="P3" draw:layer="layout" svg:width="2.547cm" svg:height="0.692cm" svg:x="18.026cm" svg:y="18.813cm">
          <draw:text-box>
            <text:p><text:span text:style-name="T3">.Source (...)</text:span></text:p>
          </draw:text-box>
        </draw:frame>
        <draw:frame draw:style-name="gr7" draw:text-style-name="P3" draw:layer="layout" svg:width="3.931cm" svg:height="0.692cm" svg:x="14.228cm" svg:y="1.308cm">
          <draw:text-box>
            <text:p><text:span text:style-name="T3">.OpenDatabase (...)</text:span></text:p>
          </draw:text-box>
        </draw:frame>
        <draw:connector draw:style-name="gr1" draw:text-style-name="P1" draw:layer="layout" svg:x1="9.312cm" svg:y1="8.175cm" svg:x2="20.303cm" svg:y2="9.553cm" draw:start-shape="id6" draw:start-glue-point="2" draw:end-shape="id8" svg:d="M9312 8175v1378h10991" svg:viewBox="0 0 10992 1379">
          <text:p/>
        </draw:connector>
        <draw:frame draw:style-name="gr7" draw:text-style-name="P3" draw:layer="layout" svg:width="2.763cm" svg:height="0.692cm" svg:x="5.619cm" svg:y="17.834cm">
          <draw:text-box>
            <text:p><text:span text:style-name="T3">.Controls (...)</text:span></text:p>
          </draw:text-box>
        </draw:frame>
        <draw:connector draw:style-name="gr1" draw:text-style-name="P1" draw:layer="layout" svg:x1="4.523cm" svg:y1="14.499cm" svg:x2="23.553cm" svg:y2="10.053cm" draw:start-shape="id2" draw:start-glue-point="2" draw:end-shape="id8" draw:end-glue-point="2" svg:d="M4523 14499v501h19030v-4947" svg:viewBox="0 0 19031 4948">
          <text:p/>
        </draw:connector>
        <draw:frame draw:style-name="gr7" draw:text-style-name="P3" draw:layer="layout" svg:width="3.089cm" svg:height="0.692cm" svg:x="17.276cm" svg:y="14.3cm">
          <draw:text-box>
            <text:p><text:span text:style-name="T3">.Recordset (...)</text:span></text:p>
          </draw:text-box>
        </draw:frame>
        <draw:connector draw:style-name="gr10" draw:text-style-name="P1" draw:layer="layout" draw:line-skew="0cm 7.714cm" svg:x1="23.553cm" svg:y1="10.053cm" svg:x2="23.553cm" svg:y2="9.053cm" draw:start-shape="id8" draw:start-glue-point="2" draw:end-shape="id8" draw:end-glue-point="0" svg:d="M23553 10053v501h3963v-2002h-3963v501" svg:viewBox="0 0 3964 2003">
          <text:p/>
        </draw:connector>
        <draw:frame draw:style-name="gr7" draw:text-style-name="P3" draw:layer="layout" svg:width="4.041cm" svg:height="0.692cm" svg:x="23.653cm" svg:y="7.86cm">
          <draw:text-box>
            <text:p><text:span text:style-name="T3">.OpenRecordset (...)</text:span></text:p>
          </draw:text-box>
        </draw:frame>
        <draw:frame draw:style-name="gr7" draw:text-style-name="P3" draw:layer="layout" svg:width="4.041cm" svg:height="0.692cm" svg:x="18.316cm" svg:y="5.818cm">
          <draw:text-box>
            <text:p><text:span text:style-name="T3">.OpenRecordset (...)</text:span></text:p>
          </draw:text-box>
        </draw:frame>
        <draw:frame draw:style-name="gr7" draw:text-style-name="P3" draw:layer="layout" svg:width="4.041cm" svg:height="0.692cm" svg:x="15.403cm" svg:y="8.861cm">
          <draw:text-box>
            <text:p><text:span text:style-name="T3">.OpenRecordset (...)</text:span></text:p>
          </draw:text-box>
        </draw:frame>
        <draw:line draw:style-name="gr11" draw:text-style-name="P1" draw:layer="layout" svg:x1="0cm" svg:y1="12.11cm" svg:x2="28cm" svg:y2="12.11cm">
          <text:p/>
        </draw:line>
        <draw:frame draw:style-name="gr12" draw:text-style-name="P4" draw:layer="layout" svg:width="3.969cm" svg:height="1.673cm" draw:transform="rotate (0.785398163397448) translate (0.442cm 2.874cm)">
          <draw:text-box>
            <text:p text:style-name="P1"><text:span text:style-name="T4">DATABASE ACCESS</text:span></text:p>
          </draw:text-box>
        </draw:frame>
        <draw:frame draw:style-name="gr12" draw:text-style-name="P4" draw:layer="layout" svg:width="4.144cm" svg:height="1.673cm" draw:transform="rotate (-0.785398163397448) translate (1.623cm 16.435cm)">
          <draw:text-box>
            <text:p text:style-name="P1"><text:span text:style-name="T4">USER INTERFACE</text:span></text:p>
          </draw:text-box>
        </draw:frame>
        <draw:line draw:style-name="gr4" draw:text-style-name="P1" draw:layer="layout" svg:x1="13.812cm" svg:y1="19.505cm" svg:x2="13.812cm" svg:y2="14.975cm">
          <text:p/>
        </draw:line>
        <draw:rect draw:style-name="gr3" draw:text-style-name="P1" xml:id="id8" draw:id="id8" draw:layer="layout" svg:width="6.5cm" svg:height="1cm" svg:x="20.303cm" svg:y="9.053cm">
          <text:p text:style-name="P1">Recordset</text:p>
        </draw:rect>
        <draw:frame draw:style-name="gr12" draw:text-style-name="P4" draw:layer="layout" svg:width="5.42cm" svg:height="0.962cm" svg:x="22.199cm" svg:y="19.693cm">
          <draw:text-box>
            <text:p text:style-name="P1"><text:span text:style-name="T4">ACCESS2BASE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Yellow_20_Gradient_20_2" draw:display-name="Yellow Gradient 2" draw:style="linear" draw:start-color="#ffff00" draw:end-color="#ccff00" draw:start-intensity="100%" draw:end-intensity="100%" draw:angle="9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B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Yellow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Yellow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55M43S</meta:editing-duration>
    <meta:editing-cycles>20</meta:editing-cycles>
    <meta:generator>LibreOffice/4.2.3.3$Linux_X86_64 LibreOffice_project/420m0$Build-3</meta:generator>
    <dc:date>2014-05-17T12:12:11.887235040</dc:date>
    <meta:document-statistic meta:object-count="87"/>
  </office:meta>
</office:document-meta>
</file>